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op</text:p>
          </table:table-cell>
          <table:table-cell office:value-type="string" calcext:value-type="string">
            <text:p>loa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hlt</text:p>
          </table:table-cell>
          <table:table-cell office:value-type="string" calcext:value-type="string">
            <text:p>tgl</text:p>
          </table:table-cell>
        </table:table-row>
        <table:table-row table:style-name="ro1">
          <table:table-cell office:value-type="string" calcext:value-type="string">
            <text:p>nnd</text:p>
          </table:table-cell>
          <table:table-cell office:value-type="string" calcext:value-type="string">
            <text:p>lsh</text:p>
          </table:table-cell>
          <table:table-cell/>
          <table:table-cell office:value-type="string" calcext:value-type="string">
            <text:p>jeq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t</text:p>
          </table:table-cell>
          <table:table-cell table:number-columns-repeated="2"/>
          <table:table-cell office:value-type="string" calcext:value-type="string">
            <text:p>jl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jge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3checks</text:p>
          </table:table-cell>
          <table:table-cell office:value-type="string" calcext:value-type="string">
            <text:p>2check</text:p>
          </table:table-cell>
          <table:table-cell office:value-type="string" calcext:value-type="string">
            <text:p>1 check</text:p>
          </table:table-cell>
          <table:table-cell office:value-type="string" calcext:value-type="string">
            <text:p>2checks</text:p>
          </table:table-cell>
          <table:table-cell table:number-columns-repeated="4" office:value-type="string" calcext:value-type="string">
            <text:p>1 check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, o, p</text:p>
          </table:table-cell>
          <table:table-cell office:value-type="string" calcext:value-type="string">
            <text:p>l,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j, m, e, l, 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,o,p,l,s,j,m,e,g,a,x,h,t</text:p>
          </table:table-cell>
          <table:table-cell/>
          <table:table-cell office:value-type="string" calcext:value-type="string">
            <text:p>13 register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,s,e,m,l</text:p>
          </table:table-cell>
          <table:table-cell office:value-type="string" calcext:value-type="string">
            <text:p>8 regs remaining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,o,p,j,g,x,h,t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Stage 1:</text:p>
          </table:table-cell>
          <table:table-cell office:value-type="string" calcext:value-type="string">
            <text:p>axhts</text:p>
          </table:table-cell>
          <table:table-cell office:value-type="string" calcext:value-type="string">
            <text:p>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ge 2:</text:p>
          </table:table-cell>
          <table:table-cell office:value-type="string" calcext:value-type="string">
            <text:p>j,l,s,g,e,m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+3</text:p>
          </table:table-cell>
          <table:table-cell office:value-type="string" calcext:value-type="string">
            <text:p>2+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formula="of:=SUM([.B22];[.C22];[.D22])" office:value-type="float" office:value="237" calcext:value-type="float">
            <text:p>237</text:p>
          </table:table-cell>
          <table:table-cell table:formula="of:=SUM([.C22];[.D22])" office:value-type="float" office:value="159" calcext:value-type="float">
            <text:p>15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nd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table:formula="of:=SUM([.B23];[.C23];[.D23])" office:value-type="float" office:value="224" calcext:value-type="float">
            <text:p>224</text:p>
          </table:table-cell>
          <table:table-cell table:formula="of:=SUM([.C23];[.D23])" office:value-type="float" office:value="146" calcext:value-type="float">
            <text:p>14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table:formula="of:=SUM([.B24];[.C24];[.D24])" office:value-type="float" office:value="241" calcext:value-type="float">
            <text:p>241</text:p>
          </table:table-cell>
          <table:table-cell table:formula="of:=SUM([.C24];[.D24])" office:value-type="float" office:value="163" calcext:value-type="float">
            <text:p>16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loa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table:formula="of:=SUM([.B25];[.C25];[.D25])" office:value-type="float" office:value="220" calcext:value-type="float">
            <text:p>220</text:p>
          </table:table-cell>
          <table:table-cell table:formula="of:=SUM([.C25];[.D25])" office:value-type="float" office:value="144" calcext:value-type="float">
            <text:p>14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lsh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table:formula="of:=SUM([.B26];[.C26];[.D26])" office:value-type="float" office:value="231" calcext:value-type="float">
            <text:p>231</text:p>
          </table:table-cell>
          <table:table-cell table:formula="of:=SUM([.C26];[.D26])" office:value-type="float" office:value="155" calcext:value-type="float">
            <text:p>15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tr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table:formula="of:=SUM([.B27];[.C27];[.D27])" office:value-type="float" office:value="238" calcext:value-type="float">
            <text:p>238</text:p>
          </table:table-cell>
          <table:table-cell table:formula="of:=SUM([.C27];[.D27])" office:value-type="float" office:value="166" calcext:value-type="float">
            <text:p>16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table:formula="of:=SUM([.B28];[.C28];[.D28])" office:value-type="float" office:value="231" calcext:value-type="float">
            <text:p>231</text:p>
          </table:table-cell>
          <table:table-cell table:formula="of:=SUM([.C28];[.D28])" office:value-type="float" office:value="157" calcext:value-type="float">
            <text:p>15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jeq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table:formula="of:=SUM([.B29];[.C29];[.D29])" office:value-type="float" office:value="224" calcext:value-type="float">
            <text:p>224</text:p>
          </table:table-cell>
          <table:table-cell table:formula="of:=SUM([.C29];[.D29])" office:value-type="float" office:value="150" calcext:value-type="float">
            <text:p>15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jle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table:formula="of:=SUM([.B30];[.C30];[.D30])" office:value-type="float" office:value="219" calcext:value-type="float">
            <text:p>219</text:p>
          </table:table-cell>
          <table:table-cell table:formula="of:=SUM([.C30];[.D30])" office:value-type="float" office:value="145" calcext:value-type="float">
            <text:p>14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jge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table:formula="of:=SUM([.B31];[.C31];[.D31])" office:value-type="float" office:value="214" calcext:value-type="float">
            <text:p>214</text:p>
          </table:table-cell>
          <table:table-cell table:formula="of:=SUM([.C31];[.D31])" office:value-type="float" office:value="140" calcext:value-type="float">
            <text:p>14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8" calcext:value-type="float">
            <text:p>68</text:p>
          </table:table-cell>
          <table:table-cell table:formula="of:=SUM([.B32];[.C32];[.D32])" office:value-type="float" office:value="201" calcext:value-type="float">
            <text:p>201</text:p>
          </table:table-cell>
          <table:table-cell table:formula="of:=SUM([.C32];[.D32])" office:value-type="float" office:value="136" calcext:value-type="float">
            <text:p>13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table:formula="of:=SUM([.B33];[.C33];[.D33])" office:value-type="float" office:value="249" calcext:value-type="float">
            <text:p>249</text:p>
          </table:table-cell>
          <table:table-cell table:formula="of:=SUM([.C33];[.D33])" office:value-type="float" office:value="161" calcext:value-type="float">
            <text:p>16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hlt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table:formula="of:=SUM([.B34];[.C34];[.D34])" office:value-type="float" office:value="232" calcext:value-type="float">
            <text:p>232</text:p>
          </table:table-cell>
          <table:table-cell table:formula="of:=SUM([.C34];[.D34])" office:value-type="float" office:value="160" calcext:value-type="float">
            <text:p>16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tgl</text:p>
          </table:table-cell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formula="of:=SUM([.B35];[.C35];[.D35])" office:value-type="float" office:value="231" calcext:value-type="float">
            <text:p>231</text:p>
          </table:table-cell>
          <table:table-cell table:formula="of:=SUM([.C35];[.D35])" office:value-type="float" office:value="147" calcext:value-type="float">
            <text:p>14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ge</text:p>
          </table:table-cell>
          <table:table-cell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a</text:p>
          </table:table-cell>
          <table:table-cell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le</text:p>
          </table:table-cell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nd</text:p>
          </table:table-cell>
          <table:table-cell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gl</text:p>
          </table:table-cell>
          <table:table-cell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eq</text:p>
          </table:table-cell>
          <table:table-cell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sh</text:p>
          </table:table-cell>
          <table:table-cell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lt</text:p>
          </table:table-cell>
          <table:table-cell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</text:p>
          </table:table-cell>
          <table:table-cell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I1:Sheet1.I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Nimbus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/00/0000</text:date>, <text:time style:data-style-name="N2" text:time-value="16:02:42.9480894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1T18:57:03.487135071</meta:creation-date>
    <dc:date>2021-03-04T18:07:37.242188227</dc:date>
    <meta:editing-duration>PT1H41M44S</meta:editing-duration>
    <meta:editing-cycles>2</meta:editing-cycles>
    <meta:generator>LibreOffice/7.1.0.3$Linux_X86_64 LibreOffice_project/10$Build-3</meta:generator>
    <meta:document-statistic meta:table-count="1" meta:cell-count="172" meta:object-count="0"/>
  </office:meta>
</office:document-meta>
</file>